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insse.ro</text:p>
          </table:table-cell>
          <table:table-cell table:number-columns-repeated="2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296439">
            <text:p>296439</text:p>
          </table:table-cell>
          <table:table-cell table:number-columns-repeated="3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349331">
            <text:p>349331</text:p>
          </table:table-cell>
          <table:table-cell table:number-columns-repeated="3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248238">
            <text:p>248238</text:p>
          </table:table-cell>
          <table:table-cell table:number-columns-repeated="3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219881">
            <text:p>219881</text:p>
          </table:table-cell>
          <table:table-cell table:number-columns-repeated="3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202010">
            <text:p>202010</text:p>
          </table:table-cell>
          <table:table-cell table:number-columns-repeated="3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210021">
            <text:p>210021</text:p>
          </table:table-cell>
          <table:table-cell table:number-columns-repeated="3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195287">
            <text:p>195287</text:p>
          </table:table-cell>
          <table:table-cell table:number-columns-repeated="3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194752">
            <text:p>194752</text:p>
          </table:table-cell>
          <table:table-cell table:number-columns-repeated="3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195091">
            <text:p>195091</text:p>
          </table:table-cell>
          <table:table-cell table:number-columns-repeated="3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167535">
            <text:p>167535</text:p>
          </table:table-cell>
          <table:table-cell table:number-columns-repeated="3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174847">
            <text:p>174847</text:p>
          </table:table-cell>
          <table:table-cell table:number-columns-repeated="3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181923">
            <text:p>181923</text:p>
          </table:table-cell>
          <table:table-cell table:number-columns-repeated="3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156493">
            <text:p>156493</text:p>
          </table:table-cell>
          <table:table-cell table:number-columns-repeated="3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186767">
            <text:p>186767</text:p>
          </table:table-cell>
          <table:table-cell table:number-columns-repeated="3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160720">
            <text:p>160720</text:p>
          </table:table-cell>
          <table:table-cell table:number-columns-repeated="3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161936">
            <text:p>161936</text:p>
          </table:table-cell>
          <table:table-cell table:number-columns-repeated="3"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172429">
            <text:p>172429</text:p>
          </table:table-cell>
          <table:table-cell table:number-columns-repeated="3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55767">
            <text:p>155767</text:p>
          </table:table-cell>
          <table:table-cell table:number-columns-repeated="3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152476">
            <text:p>152476</text:p>
          </table:table-cell>
          <table:table-cell table:number-columns-repeated="3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163393">
            <text:p>163393</text:p>
          </table:table-cell>
          <table:table-cell table:number-columns-repeated="3"/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157445">
            <text:p>157445</text:p>
          </table:table-cell>
          <table:table-cell table:number-columns-repeated="3"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179129">
            <text:p>179129</text:p>
          </table:table-cell>
          <table:table-cell table:number-columns-repeated="3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188509">
            <text:p>188509</text:p>
          </table:table-cell>
          <table:table-cell table:number-columns-repeated="3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201225">
            <text:p>201225</text:p>
          </table:table-cell>
          <table:table-cell table:number-columns-repeated="3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193255">
            <text:p>193255</text:p>
          </table:table-cell>
          <table:table-cell table:number-columns-repeated="3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194306">
            <text:p>194306</text:p>
          </table:table-cell>
          <table:table-cell table:number-columns-repeated="3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189793">
            <text:p>189793</text:p>
          </table:table-cell>
          <table:table-cell table:number-columns-repeated="3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203559">
            <text:p>203559</text:p>
          </table:table-cell>
          <table:table-cell table:number-columns-repeated="3"/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191286">
            <text:p>191286</text:p>
          </table:table-cell>
          <table:table-cell table:number-columns-repeated="3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197538">
            <text:p>197538</text:p>
          </table:table-cell>
          <table:table-cell table:number-columns-repeated="3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204873">
            <text:p>204873</text:p>
          </table:table-cell>
          <table:table-cell table:number-columns-repeated="3"/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208685">
            <text:p>208685</text:p>
          </table:table-cell>
          <table:table-cell table:number-columns-repeated="3"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211846">
            <text:p>211846</text:p>
          </table:table-cell>
          <table:table-cell table:number-columns-repeated="3"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217509">
            <text:p>217509</text:p>
          </table:table-cell>
          <table:table-cell table:number-columns-repeated="3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231876">
            <text:p>231876</text:p>
          </table:table-cell>
          <table:table-cell table:number-columns-repeated="3"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224635">
            <text:p>224635</text:p>
          </table:table-cell>
          <table:table-cell table:number-columns-repeated="3"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224120">
            <text:p>224120</text:p>
          </table:table-cell>
          <table:table-cell table:number-columns-repeated="3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233892">
            <text:p>233892</text:p>
          </table:table-cell>
          <table:table-cell table:number-columns-repeated="3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233699">
            <text:p>233699</text:p>
          </table:table-cell>
          <table:table-cell table:number-columns-repeated="3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246670">
            <text:p>246670</text:p>
          </table:table-cell>
          <table:table-cell table:number-columns-repeated="3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242330">
            <text:p>242330</text:p>
          </table:table-cell>
          <table:table-cell table:number-columns-repeated="3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254286">
            <text:p>254286</text:p>
          </table:table-cell>
          <table:table-cell table:number-columns-repeated="3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253370">
            <text:p>253370</text:p>
          </table:table-cell>
          <table:table-cell table:number-columns-repeated="3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247306">
            <text:p>247306</text:p>
          </table:table-cell>
          <table:table-cell table:number-columns-repeated="3"/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247086">
            <text:p>247086</text:p>
          </table:table-cell>
          <table:table-cell table:formula="of:=[.B46]-[.C4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251760">
            <text:p>251760</text:p>
          </table:table-cell>
          <table:table-cell table:formula="of:=[.B47]-[.C4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263855">
            <text:p>263855</text:p>
          </table:table-cell>
          <table:table-cell table:formula="of:=[.B48]-[.C4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263323">
            <text:p>263323</text:p>
          </table:table-cell>
          <table:table-cell table:formula="of:=[.B49]-[.C4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266101">
            <text:p>266101</text:p>
          </table:table-cell>
          <table:table-cell table:formula="of:=[.B50]-[.C5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271672">
            <text:p>271672</text:p>
          </table:table-cell>
          <table:table-cell table:formula="of:=[.B51]-[.C5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286158">
            <text:p>286158</text:p>
          </table:table-cell>
          <table:table-cell table:formula="of:=[.B52]-[.C5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279315">
            <text:p>279315</text:p>
          </table:table-cell>
          <table:table-cell table:formula="of:=[.B53]-[.C5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269166">
            <text:p>269166</text:p>
          </table:table-cell>
          <table:table-cell table:formula="of:=[.B54]-[.C5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265194">
            <text:p>265194</text:p>
          </table:table-cell>
          <table:table-cell table:formula="of:=[.B55]-[.C5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255820">
            <text:p>255820</text:p>
          </table:table-cell>
          <table:table-cell table:formula="of:=[.B56]-[.C5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259603">
            <text:p>259603</text:p>
          </table:table-cell>
          <table:table-cell table:formula="of:=[.B57]-[.C5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269666">
            <text:p>269666</text:p>
          </table:table-cell>
          <table:table-cell table:formula="of:=[.B58]-[.C5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266575">
            <text:p>266575</text:p>
          </table:table-cell>
          <table:table-cell table:formula="of:=[.B59]-[.C5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258890">
            <text:p>258890</text:p>
          </table:table-cell>
          <table:table-cell table:formula="of:=[.B60]-[.C6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262101">
            <text:p>262101</text:p>
          </table:table-cell>
          <table:table-cell table:formula="of:=[.B61]-[.C6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258094">
            <text:p>258094</text:p>
          </table:table-cell>
          <table:table-cell table:formula="of:=[.B62]-[.C6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251965">
            <text:p>251965</text:p>
          </table:table-cell>
          <table:table-cell table:formula="of:=[.B63]-[.C6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253202">
            <text:p>253202</text:p>
          </table:table-cell>
          <table:table-cell table:formula="of:=[.B64]-[.C6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257213">
            <text:p>257213</text:p>
          </table:table-cell>
          <table:table-cell table:formula="of:=[.B65]-[.C6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259723">
            <text:p>259723</text:p>
          </table:table-cell>
          <table:table-cell table:formula="of:=[.B66]-[.C6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251439">
            <text:p>251439</text:p>
          </table:table-cell>
          <table:table-cell table:formula="of:=[.B67]-[.C6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53716">
            <text:p>253716</text:p>
          </table:table-cell>
          <table:table-cell office:value-type="float" office:value="255539">
            <text:p>255539</text:p>
          </table:table-cell>
          <table:table-cell table:formula="of:=[.B68]-[.C68]" office:value-type="float" office:value="-1823">
            <text:p>-1823</text:p>
          </table:table-cell>
          <table:table-cell table:formula="of:=[.D68]/[.C68]*100" office:value-type="float" office:value="-0.713394041614">
            <text:p>-0,713394041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47475">
            <text:p>247475</text:p>
          </table:table-cell>
          <table:table-cell office:value-type="float" office:value="250466">
            <text:p>250466</text:p>
          </table:table-cell>
          <table:table-cell table:formula="of:=[.B69]-[.C69]" office:value-type="float" office:value="-2991">
            <text:p>-2991</text:p>
          </table:table-cell>
          <table:table-cell table:formula="of:=[.D69]/[.C69]*100" office:value-type="float" office:value="-1.19417405955299">
            <text:p>-1,1941740596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254965">
            <text:p>254965</text:p>
          </table:table-cell>
          <table:table-cell office:value-type="float" office:value="255604">
            <text:p>255604</text:p>
          </table:table-cell>
          <table:table-cell table:formula="of:=[.B70]-[.C70]" office:value-type="float" office:value="-639">
            <text:p>-639</text:p>
          </table:table-cell>
          <table:table-cell table:formula="of:=[.D70]/[.C70]*100" office:value-type="float" office:value="-0.249996087698158">
            <text:p>-0,2499960877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262442">
            <text:p>262442</text:p>
          </table:table-cell>
          <table:table-cell office:value-type="float" office:value="262981">
            <text:p>262981</text:p>
          </table:table-cell>
          <table:table-cell table:formula="of:=[.B71]-[.C71]" office:value-type="float" office:value="-539">
            <text:p>-539</text:p>
          </table:table-cell>
          <table:table-cell table:formula="of:=[.D71]/[.C71]*100" office:value-type="float" office:value="-0.204957772614752">
            <text:p>-0,2049577726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office:value-type="float" office:value="258404">
            <text:p>258404</text:p>
          </table:table-cell>
          <table:table-cell office:value-type="float" office:value="258896">
            <text:p>258896</text:p>
          </table:table-cell>
          <table:table-cell table:formula="of:=[.B72]-[.C72]" office:value-type="float" office:value="-492">
            <text:p>-492</text:p>
          </table:table-cell>
          <table:table-cell table:formula="of:=[.D72]/[.C72]*100" office:value-type="float" office:value="-0.190037698535319">
            <text:p>-0,1900376985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62321">
            <text:p>262321</text:p>
          </table:table-cell>
          <table:table-cell office:value-type="float" office:value="262811">
            <text:p>262811</text:p>
          </table:table-cell>
          <table:table-cell table:formula="of:=[.B73]-[.C73]" office:value-type="float" office:value="-490">
            <text:p>-490</text:p>
          </table:table-cell>
          <table:table-cell table:formula="of:=[.D73]/[.C73]*100" office:value-type="float" office:value="-0.186445772817728">
            <text:p>-0,1864457728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64963">
            <text:p>264963</text:p>
          </table:table-cell>
          <table:table-cell office:value-type="float" office:value="265494">
            <text:p>265494</text:p>
          </table:table-cell>
          <table:table-cell table:formula="of:=[.B74]-[.C74]" office:value-type="float" office:value="-531">
            <text:p>-531</text:p>
          </table:table-cell>
          <table:table-cell table:formula="of:=[.D74]/[.C74]*100" office:value-type="float" office:value="-0.200004519876155">
            <text:p>-0,2000045199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office:value-type="float" office:value="260877">
            <text:p>260877</text:p>
          </table:table-cell>
          <table:table-cell office:value-type="float" office:value="261445">
            <text:p>261445</text:p>
          </table:table-cell>
          <table:table-cell table:formula="of:=[.B75]-[.C75]" office:value-type="float" office:value="-568">
            <text:p>-568</text:p>
          </table:table-cell>
          <table:table-cell table:formula="of:=[.D75]/[.C75]*100" office:value-type="float" office:value="-0.217254106982348">
            <text:p>-0,217254107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298258">
            <text:p>298258</text:p>
          </table:table-cell>
          <table:table-cell office:value-type="float" office:value="298651">
            <text:p>298651</text:p>
          </table:table-cell>
          <table:table-cell table:formula="of:=[.B76]-[.C76]" office:value-type="float" office:value="-393">
            <text:p>-393</text:p>
          </table:table-cell>
          <table:table-cell table:formula="of:=[.D76]/[.C76]*100" office:value-type="float" office:value="-0.131591724119457">
            <text:p>-0,1315917241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office:value-type="float" office:value="335527">
            <text:p>335527</text:p>
          </table:table-cell>
          <table:table-cell office:value-type="float" office:value="336063">
            <text:p>336063</text:p>
          </table:table-cell>
          <table:table-cell table:formula="of:=[.B77]-[.C77]" office:value-type="float" office:value="-536">
            <text:p>-536</text:p>
          </table:table-cell>
          <table:table-cell table:formula="of:=[.D77]/[.C77]*100" office:value-type="float" office:value="-0.159493904416731">
            <text:p>-0,1594939044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office:value-type="float" office:value="271989">
            <text:p>271989</text:p>
          </table:table-cell>
          <table:table-cell office:value-type="float" office:value="272483">
            <text:p>272483</text:p>
          </table:table-cell>
          <table:table-cell table:formula="of:=[.B78]-[.C78]" office:value-type="float" office:value="-494">
            <text:p>-494</text:p>
          </table:table-cell>
          <table:table-cell table:formula="of:=[.D78]/[.C78]*100" office:value-type="float" office:value="-0.181295713861048">
            <text:p>-0,18129571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19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19:41.54</dc:date>
    <dc:creator>Andrzej Bystrzycki</dc:creator>
    <meta:generator>OpenOffice.org/3.3$Win32 OpenOffice.org_project/330m20$Build-9567</meta:generator>
    <meta:editing-duration>PT47S</meta:editing-duration>
    <meta:editing-cycles>1</meta:editing-cycles>
    <meta:document-statistic meta:table-count="1" meta:cell-count="234" meta:object-count="0"/>
  </office:meta>
</office:document-meta>
</file>